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ackground-color="transparent"/>
      <style:text-properties fo:color="#FFFFFF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top="2pt solid #366092" fo:border-bottom="none" fo:border-left="2pt solid #366092" fo:border-right="none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E7EEB1" fo:border-left="thin solid #7A8A00" fo:border-right="thin solid #F7F9E7" style:vertical-align="top" fo:wrap-option="wrap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2pt solid #366092" fo:border-bottom="none" fo:border-left="none" fo:border-right="none" style:vertical-align="top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dotted #95B3D7" style:vertical-align="top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thin dotted #95B3D7" fo:border-bottom="2pt solid #366092" fo:border-left="thin dotted #95B3D7" fo:border-right="thin dotted #95B3D7" style:vertical-align="top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30">
      <style:table-cell-properties style:vertical-align="top" fo:wrap-option="wrap"/>
      <style:text-properties fo:font-size="9pt" style:font-size-asian="9pt" style:font-size-complex="9pt"/>
    </style:style>
    <style:style style:name="ce12" style:family="table-cell" style:parent-style-name="Default" style:data-style-name="N30">
      <style:table-cell-properties fo:border-top="2pt solid #366092" fo:border-bottom="none" fo:border-left="none" fo:border-right="none" style:vertical-align="top" fo:wrap-option="wrap"/>
      <style:text-properties fo:color="#FFFFFF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dotted #95B3D7" style:vertical-align="top" fo:wrap-option="wrap"/>
      <style:text-properties fo:font-size="9pt" style:font-size-asian="9pt" style:font-size-complex="9pt"/>
    </style:style>
    <style:style style:name="ce14" style:family="table-cell" style:parent-style-name="Default" style:data-style-name="N30">
      <style:table-cell-properties fo:border="thin dotted #95B3D7" style:vertical-align="top" fo:wrap-option="wrap"/>
      <style:text-properties fo:font-size="9pt" style:font-size-asian="9pt" style:font-size-complex="9pt"/>
    </style:style>
    <style:style style:name="ce15" style:family="table-cell" style:parent-style-name="Default" style:data-style-name="N30">
      <style:table-cell-properties fo:border-top="thin dotted #95B3D7" fo:border-bottom="2pt solid #366092" fo:border-left="thin dotted #95B3D7" fo:border-right="thin dotted #95B3D7" style:vertical-align="top" fo:wrap-option="wrap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 fo:wrap-option="wrap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-top="2pt solid #366092" fo:border-bottom="none" fo:border-left="2pt solid #366092" fo:border-right="none" style:vertical-align="top" fo:wrap-option="wrap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tted #95B3D7" fo:border-bottom="2pt solid #366092" fo:border-left="2pt solid #366092" fo:border-right="thin dotted #95B3D7" style:vertical-align="top" fo:wrap-option="wrap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top" fo:wrap-option="wrap"/>
      <style:text-properties fo:font-size="9pt" style:font-size-asian="9pt" style:font-size-complex="9pt"/>
    </style:style>
    <style:style style:name="ce20" style:family="table-cell" style:parent-style-name="Default" style:data-style-name="N30">
      <style:table-cell-properties fo:border="thin dotted #95B3D7" style:vertical-align="top" fo:wrap-option="wrap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="thin dotted #95B3D7" style:vertical-align="top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dotted #95B3D7" fo:border-left="2pt solid #366092" fo:border-right="thin dotted #95B3D7" style:vertical-align="top" fo:wrap-option="wrap"/>
      <style:text-properties fo:color="#000000" fo:font-size="9pt" style:font-size-asian="9pt" style:font-size-complex="9pt"/>
    </style:style>
    <style:style style:name="ce23" style:family="table-cell" style:parent-style-name="Default" style:data-style-name="N30">
      <style:table-cell-properties fo:border-top="none" fo:border-bottom="thin dotted #95B3D7" fo:border-left="thin dotted #95B3D7" fo:border-right="thin dotted #95B3D7" style:vertical-align="top" fo:wrap-option="wrap"/>
      <style:text-properties fo:color="#000000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dotted #95B3D7" fo:border-left="thin dotted #95B3D7" fo:border-right="thin dotted #95B3D7" style:vertical-align="top" style:repeat-content="false"/>
      <style:paragraph-properties fo:text-align="center"/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10.1335416666667cm"/>
    </style:style>
    <style:style style:name="co3" style:family="table-column">
      <style:table-column-properties fo:break-before="auto" style:column-width="14.4197916666667cm" style:use-optimal-column-width="true"/>
    </style:style>
    <style:style style:name="co4" style:family="table-column">
      <style:table-column-properties fo:break-before="auto" style:column-width="8.36083333333333cm" style:use-optimal-column-width="true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4.737291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84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180pt" style:use-optimal-row-height="true" fo:break-before="auto"/>
    </style:style>
    <style:style style:name="ro9" style:family="table-row">
      <style:table-row-properties style:row-height="75.75pt" style:use-optimal-row-height="false" fo:break-before="auto"/>
    </style:style>
    <style:style style:name="ro10" style:family="table-row">
      <style:table-row-properties style:row-height="72pt" style:use-optimal-row-height="true" fo:break-before="auto"/>
    </style:style>
    <style:style style:name="ro11" style:family="table-row">
      <style:table-row-properties style:row-height="12.6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gboek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11"/>
        <table:table-column table:style-name="co4" table:default-cell-style-name="ce7"/>
        <table:table-column table:style-name="co5" table:number-columns-repeated="16380" table:default-cell-style-name="ce3"/>
        <table:table-row table:style-name="ro1">
          <table:table-cell table:style-name="ce5"/>
          <table:table-cell office:value-type="string" table:style-name="ce17">
            <text:p>Specificatieproduct</text:p>
          </table:table-cell>
          <table:table-cell office:value-type="string" table:style-name="ce12">
            <text:p>Wijziging</text:p>
          </table:table-cell>
          <table:table-cell office:value-type="string" table:style-name="ce8">
            <text:p>Oorsprong</text:p>
          </table:table-cell>
          <table:table-cell table:number-columns-repeated="16380" table:style-name="ce5"/>
        </table:table-row>
        <table:table-row table:style-name="ro2">
          <table:table-cell/>
          <table:table-cell office:value-type="string" table:style-name="ce22">
            <text:p>KUC0062/KTC0062</text:p>
          </table:table-cell>
          <table:table-cell office:value-type="string" table:style-name="ce23">
            <text:p>Expliciete stap voor beeindigen van vreemde nationaliteiten van persoon in flows toegevoegd</text:p>
          </table:table-cell>
          <table:table-cell office:value-type="string" table:style-name="ce24">
            <text:p>W01 GBA V0.3 Registratie Nationaliteit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2">
            <text:p>KUC0063/KTC0063</text:p>
          </table:table-cell>
          <table:table-cell office:value-type="string" table:style-name="ce20">
            <text:p>Expliciete stap voor nieuw te registreren nationaliteit van persoon in flows toegevoegd</text:p>
          </table:table-cell>
          <table:table-cell office:value-type="string" table:style-name="ce24">
            <text:p>W01 GBA V0.3 Registratie Nationaliteit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052/KTC052 Registreren inschrijving op grond van aangifte van verblijf en adres</text:p>
          </table:table-cell>
          <table:table-cell office:value-type="string" table:style-name="ce13">
            <text:p>BR-06-06 "Geen registratie nationaliteit naast Nederlandse nationaliteit" toegevoegd aan flow</text:p>
          </table:table-cell>
          <table:table-cell office:value-type="string" table:style-name="ce21">
            <text:p>W01 GBA V0.3 Registratie Nationaliteit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6">
            <text:p>Diverse Bedrijfsregels (Nationaliteit gerelateerd)</text:p>
          </table:table-cell>
          <table:table-cell office:value-type="string" table:style-name="ce14">
            <text:p>- BR-06-06 en BR-06-07 Nieuw</text:p>
            <text:p>- BRG-01-03 uitgebreid met BR-06-05</text:p>
            <text:p>- BRG-01-03, BRG-06-01 &amp; BRG-06-04 uitgebreid met BR-06-06</text:p>
            <text:p>- BRG-04-11 uitgebreid met BR-06-07</text:p>
            <text:p>- BR-01-13 &amp; 17 Gewijzigd (niet de Nederlandse nationaliteit -&gt; reden afwijking)</text:p>
            <text:p>- BR-01-13 regel BR-01-34 verwijderd (komt niet voor in groep)</text:p>
            <text:p>- BR-04-11 uitgebreid met BR-04-17 en BR-04-18</text:p>
          </table:table-cell>
          <table:table-cell office:value-type="string" table:style-name="ce21">
            <text:p>W01 GBA V0.3 Registratie Nationaliteit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R062.1, 2 en KUCR063.1</text:p>
          </table:table-cell>
          <table:table-cell office:value-type="string" table:style-name="ce13">
            <text:p>Notitie toegevoegd tav 'indicatief' zijn van getoonde sequence mbt bijhouding nationaliteit.</text:p>
          </table:table-cell>
          <table:table-cell office:value-type="string" table:style-name="ce9">
            <text:p>W01 GBA V0.3 Registratie Nationaliteit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6">
            <text:p>Class: Aanvrager (Module 7 Reisdocumenten)</text:p>
          </table:table-cell>
          <table:table-cell office:value-type="string" table:style-name="ce13">
            <text:p>Attribuut 'lengte' verwijderd</text:p>
          </table:table-cell>
          <table:table-cell office:value-type="string" table:style-name="ce21">
            <text:p>W22 GBA v0.3 Wijzigingen BRP-gegevensset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6">
            <text:p>Diverse Bedrijfsregels (Reisdocument gerelateerd)</text:p>
          </table:table-cell>
          <table:table-cell office:value-type="string" table:style-name="ce13">
            <text:p>- BR-07-01 gewijzigd</text:p>
            <text:p>- BR-07-18 en BR-07-19 gedefinieerd</text:p>
            <text:p>- BR-07-18 en BR-07-19 toegevoegd aan BRG-07-01</text:p>
          </table:table-cell>
          <table:table-cell office:value-type="string" table:style-name="ce24">
            <text:p>W51 GBA v0.4 Paspoort 16 jaar beware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075 Bewaken bewaartermijnen en opschonen verlopen reisdocumenten</text:p>
          </table:table-cell>
          <table:table-cell office:value-type="string" table:style-name="ce13">
            <text:p>Toegevoegd</text:p>
          </table:table-cell>
          <table:table-cell office:value-type="string" table:style-name="ce21">
            <text:p>W51 GBA v0.4 Paspoort 16 jaar bewaren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16">
            <text:p>KUC001/KTC001 Registreren geboorte</text:p>
          </table:table-cell>
          <table:table-cell office:value-type="string" table:style-name="ce13">
            <text:p>Term vader vervangen door mede-ouder</text:p>
            <text:p>Term vaderschap vervangen door mede-ouderschap</text:p>
            <text:p>'Verwijzing naar BRG-01-05 Vaderschapsregels vervangen door Mede-ouderschapsregels</text:p>
            <text:p>Verwijzing naar BR-01-63 (niet bestaand) vervangen door BR-01-61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16">
            <text:p>KUC002/KTC002 Registreren erkenning en vaststelling mede-ouderschap</text:p>
          </table:table-cell>
          <table:table-cell office:value-type="string" table:style-name="ce13">
            <text:p>Titel gewijzigd van 'registeren erkenning en vaststelling vaderschap' naar 'registreren erkenning en vaststelling mede-ouderschap'</text:p>
            <text:p>'Term vaderschap vervangen door mede-ouderschap</text:p>
            <text:p>'Term vader vervangen door mede-ouder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16">
            <text:p>KUC004/KTC004 Registreren ontkenning van het vaderschap</text:p>
          </table:table-cell>
          <table:table-cell office:value-type="string" table:style-name="ce13">
            <text:p>Titel gewijzigd van 'registeren ontkenning van het vaderschap' naar 'registreren ontkenning van het mede-ouderschap'</text:p>
            <text:p>Term vader vervangen door mede-ouder</text:p>
            <text:p>Term vaderschap vervangen door mede-ouderschap</text:p>
            <text:p>Term geregistreerd partnerschap toegevoegd naast huwelijk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6">
            <text:p>KUC200 Behandelen zaak</text:p>
          </table:table-cell>
          <table:table-cell office:value-type="string" table:style-name="ce13">
            <text:p>Term Vaderschap vervangen door mede-ouderschap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205 Afhandelen akte</text:p>
          </table:table-cell>
          <table:table-cell office:value-type="string" table:style-name="ce13">
            <text:p>Term vaderschap vervangen door mede-ouderschap</text:p>
            <text:p>Term vader vervangen door mede-ouder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052/KTC052 Registreren inschrijving op grond van aangifte van verblijf en adres</text:p>
          </table:table-cell>
          <table:table-cell office:value-type="string" table:style-name="ce13">
            <text:p>Term vader veranderd door mede-ouder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6">
            <text:p>Diverse Bedrijfsregelgroepen (Afstamming gerelateerd)</text:p>
          </table:table-cell>
          <table:table-cell office:value-type="string" table:style-name="ce14">
            <text:p>- BRG-01-01 Erkenning regels :<text:s/></text:p>
            <text:p>Vervallen : <text:s/>BR-01-39 en BR-01-44</text:p>
            <text:p>Vervanging termen : BR-01-47, BR-01-47/01 en BR-00-01</text:p>
            <text:p>- BRG-01-02 Geslachtsnaam regels</text:p>
            <text:p>Vervanging termen : BR-01-06, BR-01-68</text:p>
            <text:p>- BRG-01-05 Vaderschapsregels</text:p>
            <text:p>Titel groep</text:p>
            <text:p>Vervanging termen : BR-01-02, 13 en 45</text:p>
            <text:p>Uitbreiding geregistreerd partnerschap : BR-01-01, 03, 04 en 05</text:p>
            <text:p>- BRG-01-12 Ontkenningsregels</text:p>
            <text:p>Vervanging termen : BR-01-64, 65 en 67</text:p>
            <text:p>- BRG-02-01 Naamskeuze regels</text:p>
            <text:p>Vervanging termen : BR-02-02, 03 en 04</text:p>
            <text:p>- BRG-01-07 Moederschapsregels</text:p>
            <text:p>Nieuw : BR-01-32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16">
            <text:p>BRP-BZM Aanvullende eisen</text:p>
          </table:table-cell>
          <table:table-cell office:value-type="string" table:style-name="ce13">
            <text:p>SUP205: Term vader vervangen door mede-ouder, vaderschap vervangen door mede-ouderschap</text:p>
            <text:p>'SUP401: Term vader vervangen door mede-ouder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6">
            <text:p>Diverse Bedrijfs- en Meldingregels (Afstamming gerelateerd)</text:p>
          </table:table-cell>
          <table:table-cell office:value-type="string" table:style-name="ce14">
            <text:p>- BR-01-61: Term vader vervangen door mede-ouder. Regel gekoppeld aan KUC001</text:p>
            <text:p>- BR-01-19, BR-01-66, BR-04-56, BR-04-57, BR-09-42: Typefout (gerechteRlijke)</text:p>
            <text:p>- MR-01-04: Syntactische aanpassing</text:p>
            <text:p>- BR-01-06, BR-01-09, BR-01-46, BR-02-08, MR-03-04: Aangepast mbt gelijkheid huwelijk en Partnerschap</text:p>
            <text:p>- BR-01-50 vervallen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023 Registreren akte van naamskeuze</text:p>
          </table:table-cell>
          <table:table-cell office:value-type="string" table:style-name="ce13">
            <text:p>Geregistreerd partnerschap toegevoegd bij beknopte omschrijving</text:p>
            <text:p>Titel AF 4.2 aangepast naar partners ipv huwelijkspartners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6">
            <text:p>KUC071 Uitgifte reisdocumenten</text:p>
          </table:table-cell>
          <table:table-cell office:value-type="string" table:style-name="ce13">
            <text:p>Partnerschap toegevoegd naast huwelijk in 4.1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KUC046 Ongedaan maken nietig verklaring</text:p>
          </table:table-cell>
          <table:table-cell office:value-type="string" table:style-name="ce13">
            <text:p>Geregistreerd partnerschapsakte toegevoegd bij titel AF 4.2</text:p>
            <text:p>AF4.5 titel aangepast in "Meer dan 1 ex (huwelijks)partner"</text:p>
          </table:table-cell>
          <table:table-cell office:value-type="string" table:style-name="ce9">
            <text:p>W55 GBA v0.3 Wijzigingen in het BW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6">
            <text:p>Termenlijst</text:p>
          </table:table-cell>
          <table:table-cell office:value-type="string" table:style-name="ce13">
            <text:p>gelijkstelling man/vrouw en huwelijk/partnerschap zorgt voor gewijzigde definities</text:p>
          </table:table-cell>
          <table:table-cell office:value-type="string" table:style-name="ce21">
            <text:p>W55 GBA v0.3 Wijzigingen in het BW</text:p>
          </table:table-cell>
          <table:table-cell table:number-columns-repeated="16380"/>
        </table:table-row>
        <table:table-row table:number-rows-repeated="79" table:style-name="ro4">
          <table:table-cell/>
          <table:table-cell table:style-name="ce16"/>
          <table:table-cell table:style-name="ce13"/>
          <table:table-cell table:style-name="ce9"/>
          <table:table-cell table:number-columns-repeated="16380"/>
        </table:table-row>
        <table:table-row table:style-name="ro11">
          <table:table-cell/>
          <table:table-cell table:style-name="ce18"/>
          <table:table-cell table:style-name="ce15"/>
          <table:table-cell table:style-name="ce10"/>
          <table:table-cell table:number-columns-repeated="16380"/>
        </table:table-row>
        <table:table-row table:number-rows-repeated="1048474" table:style-name="ro4">
          <table:table-cell table:number-columns-repeated="16384"/>
        </table:table-row>
      </table:table>
      <table:table table:name="Referenties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2">
          <table:table-cell office:value-type="string" table:style-name="ce4">
            <text:p>Oorsprong</text:p>
          </table:table-cell>
          <table:table-cell table:number-columns-repeated="16383" table:style-name="ce2"/>
        </table:table-row>
        <table:table-row table:style-name="ro12">
          <table:table-cell office:value-type="string" table:style-name="ce6">
            <text:p>W55 GBA v0.3 Wijzigingen in het BW</text:p>
          </table:table-cell>
          <table:table-cell table:number-columns-repeated="16383"/>
        </table:table-row>
        <table:table-row table:style-name="ro12">
          <table:table-cell office:value-type="string" table:style-name="ce6">
            <text:p>W01 GBA V0.3 Registratie Nationaliteit</text:p>
          </table:table-cell>
          <table:table-cell table:number-columns-repeated="16383"/>
        </table:table-row>
        <table:table-row table:style-name="ro12">
          <table:table-cell office:value-type="string" table:style-name="ce6">
            <text:p>W22 GBA v0.3 Wijzigingen BRP-gegevensset</text:p>
          </table:table-cell>
          <table:table-cell table:number-columns-repeated="16383"/>
        </table:table-row>
        <table:table-row table:style-name="ro12">
          <table:table-cell office:value-type="string" table:style-name="ce6">
            <text:p>W51 GBA v0.4 Paspoort 16 jaar bewaren</text:p>
          </table:table-cell>
          <table:table-cell table:number-columns-repeated="16383"/>
        </table:table-row>
        <table:table-row table:number-rows-repeated="26" table:style-name="ro12">
          <table:table-cell table:style-name="ce6"/>
          <table:table-cell table:number-columns-repeated="16383"/>
        </table:table-row>
        <table:table-row table:number-rows-repeated="1048545" table:style-name="ro12">
          <table:table-cell table:number-columns-repeated="16384"/>
        </table:table-row>
      </table:table>
      <table:named-expressions>
        <table:named-range table:name="Oorsprong" table:cell-range-address="Referenties.$A$2:Referenties.$A$30" table:base-cell-address="Referenties.$A$1"/>
      </table:named-expressions>
      <table:database-ranges>
        <table:database-range table:target-range-address="Logboek.B2:Logboek.E62" table:contains-header="false">
          <table:sort>
            <table:sort-by table:field-number="2"/>
            <table:sort-by table:field-number="0"/>
          </table:sort>
        </table:database-range>
        <table:database-range table:target-range-address="Logboek.B1:Logboek.D102" table:display-filter-buttons="true">
          <table:sort>
            <table:sort-by table:field-number="2"/>
          </table:sort>
        </table:database-range>
        <table:database-range table:target-range-address="Referenties.A2:Referenties.A2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/>
    <meta:initial-creator/>
    <dc:creator/>
    <meta:creation-date>2006-09-16T00:00:00</meta:creation-date>
    <dc:date>2015-06-07T12:57:31</dc:date>
    <dc:title/>
    <dc:subject/>
    <dc:description/>
    <meta:printed-by/>
    <meta:editing-cycles>0</meta:editing-cycles>
    <meta:editing-duration>P0DT0H0M0S</meta:editing-duration>
    <meta:keyword/>
  </office:meta>
</office:document-meta>
</file>